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06pt"/>
    </style:style>
    <style:style style:name="co2" style:family="table-column">
      <style:table-column-properties fo:break-before="auto" style:column-width="73.5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s" table:style-name="ta1">
        <table:shapes>
          <draw:frame draw:z-index="0" draw:style-name="gr1" draw:text-style-name="P1" svg:width="453.51pt" svg:height="255.09pt" svg:x="126.26pt" svg:y="2.83pt">
            <loext:p draw:notify-on-update-of-ranges="results.A2:results.A101 results.B1:results.B1 results.B2:results.B101 results.A2:results.A101 results.C1:results.C1 results.C2:results.C101 results.A2:results.A101 results.D1:results.D1 results.D2:results.D101 results.A2:results.A101 results.E1:results.E1 results.E2:results.E101 results.A2:results.A101 results.F1:results.F1 results.F2:results.F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second best</text:p>
          </table:table-cell>
          <table:table-cell office:value-type="string" calcext:value-type="string">
            <text:p>third best</text:p>
          </table:table-cell>
          <table:table-cell office:value-type="string" calcext:value-type="string">
            <text:p>fourth best</text:p>
          </table:table-cell>
          <table:table-cell office:value-type="string" calcext:value-type="string">
            <text:p>fifth be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22875816993464" calcext:value-type="float">
            <text:p>0.522875817</text:p>
          </table:table-cell>
          <table:table-cell table:number-columns-repeated="4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07625272331155" calcext:value-type="float">
            <text:p>0.5076252723</text:p>
          </table:table-cell>
          <table:table-cell table:number-columns-repeated="4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07625272331155" calcext:value-type="float">
            <text:p>0.5076252723</text:p>
          </table:table-cell>
          <table:table-cell table:number-columns-repeated="4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13071895424837" calcext:value-type="float">
            <text:p>0.5130718954</text:p>
          </table:table-cell>
          <table:table-cell office:value-type="float" office:value="0.507625272331155" calcext:value-type="float">
            <text:p>0.5076252723</text:p>
          </table:table-cell>
          <table:table-cell office:value-type="float" office:value="0.506535947712418" calcext:value-type="float">
            <text:p>0.5065359477</text:p>
          </table:table-cell>
          <table:table-cell table:number-columns-repeated="2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08714596949891" calcext:value-type="float">
            <text:p>0.5087145969</text:p>
          </table:table-cell>
          <table:table-cell office:value-type="float" office:value="0.506535947712418" calcext:value-type="float">
            <text:p>0.5065359477</text:p>
          </table:table-cell>
          <table:table-cell table:number-columns-repeated="3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20697167755991" calcext:value-type="float">
            <text:p>0.5206971678</text:p>
          </table:table-cell>
          <table:table-cell office:value-type="float" office:value="0.519607843137255" calcext:value-type="float">
            <text:p>0.5196078431</text:p>
          </table:table-cell>
          <table:table-cell table:number-columns-repeated="3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14161220043573" calcext:value-type="float">
            <text:p>0.51416122</text:p>
          </table:table-cell>
          <table:table-cell office:value-type="float" office:value="0.509803921568627" calcext:value-type="float">
            <text:p>0.5098039216</text:p>
          </table:table-cell>
          <table:table-cell table:number-columns-repeated="3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17429193899782" calcext:value-type="float">
            <text:p>0.5174291939</text:p>
          </table:table-cell>
          <table:table-cell table:number-columns-repeated="4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28322440087146" calcext:value-type="float">
            <text:p>0.5283224401</text:p>
          </table:table-cell>
          <table:table-cell office:value-type="float" office:value="0.514161220043573" calcext:value-type="float">
            <text:p>0.51416122</text:p>
          </table:table-cell>
          <table:table-cell table:number-columns-repeated="3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28322440087146" calcext:value-type="float">
            <text:p>0.5283224401</text:p>
          </table:table-cell>
          <table:table-cell office:value-type="float" office:value="0.5119825708061" calcext:value-type="float">
            <text:p>0.5119825708</text:p>
          </table:table-cell>
          <table:table-cell table:number-columns-repeated="3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16339869281046" calcext:value-type="float">
            <text:p>0.5163398693</text:p>
          </table:table-cell>
          <table:table-cell table:number-columns-repeated="4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08714596949891" calcext:value-type="float">
            <text:p>0.5087145969</text:p>
          </table:table-cell>
          <table:table-cell table:number-columns-repeated="4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18518518518518" calcext:value-type="float">
            <text:p>0.5185185185</text:p>
          </table:table-cell>
          <table:table-cell table:number-columns-repeated="4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10893246187364" calcext:value-type="float">
            <text:p>0.5108932462</text:p>
          </table:table-cell>
          <table:table-cell table:number-columns-repeated="4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15250544662309" calcext:value-type="float">
            <text:p>0.5152505447</text:p>
          </table:table-cell>
          <table:table-cell office:value-type="float" office:value="0.5119825708061" calcext:value-type="float">
            <text:p>0.5119825708</text:p>
          </table:table-cell>
          <table:table-cell table:number-columns-repeated="3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507625272331155" calcext:value-type="float">
            <text:p>0.5076252723</text:p>
          </table:table-cell>
          <table:table-cell table:number-columns-repeated="4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515250544662309" calcext:value-type="float">
            <text:p>0.5152505447</text:p>
          </table:table-cell>
          <table:table-cell table:number-columns-repeated="4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16339869281046" calcext:value-type="float">
            <text:p>0.5163398693</text:p>
          </table:table-cell>
          <table:table-cell table:number-columns-repeated="4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507625272331155" calcext:value-type="float">
            <text:p>0.5076252723</text:p>
          </table:table-cell>
          <table:table-cell table:number-columns-repeated="4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506535947712418" calcext:value-type="float">
            <text:p>0.5065359477</text:p>
          </table:table-cell>
          <table:table-cell table:number-columns-repeated="4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28322440087146" calcext:value-type="float">
            <text:p>0.5283224401</text:p>
          </table:table-cell>
          <table:table-cell office:value-type="float" office:value="0.525054466230937" calcext:value-type="float">
            <text:p>0.5250544662</text:p>
          </table:table-cell>
          <table:table-cell office:value-type="float" office:value="0.509803921568627" calcext:value-type="float">
            <text:p>0.5098039216</text:p>
          </table:table-cell>
          <table:table-cell table:number-columns-repeated="2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32679738562092" calcext:value-type="float">
            <text:p>0.5326797386</text:p>
          </table:table-cell>
          <table:table-cell office:value-type="float" office:value="0.521786492374728" calcext:value-type="float">
            <text:p>0.5217864924</text:p>
          </table:table-cell>
          <table:table-cell office:value-type="float" office:value="0.519607843137255" calcext:value-type="float">
            <text:p>0.5196078431</text:p>
          </table:table-cell>
          <table:table-cell table:number-columns-repeated="2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08714596949891" calcext:value-type="float">
            <text:p>0.5087145969</text:p>
          </table:table-cell>
          <table:table-cell table:number-columns-repeated="2" office:value-type="float" office:value="0.506535947712418" calcext:value-type="float">
            <text:p>0.5065359477</text:p>
          </table:table-cell>
          <table:table-cell table:number-columns-repeated="2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518518518518518" calcext:value-type="float">
            <text:p>0.5185185185</text:p>
          </table:table-cell>
          <table:table-cell table:number-columns-repeated="4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09803921568627" calcext:value-type="float">
            <text:p>0.5098039216</text:p>
          </table:table-cell>
          <table:table-cell table:number-columns-repeated="4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10893246187364" calcext:value-type="float">
            <text:p>0.5108932462</text:p>
          </table:table-cell>
          <table:table-cell table:number-columns-repeated="4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16339869281046" calcext:value-type="float">
            <text:p>0.5163398693</text:p>
          </table:table-cell>
          <table:table-cell table:number-columns-repeated="4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5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09803921568627" calcext:value-type="float">
            <text:p>0.5098039216</text:p>
          </table:table-cell>
          <table:table-cell table:number-columns-repeated="4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239651416122" calcext:value-type="float">
            <text:p>0.5239651416</text:p>
          </table:table-cell>
          <table:table-cell office:value-type="float" office:value="0.509803921568627" calcext:value-type="float">
            <text:p>0.5098039216</text:p>
          </table:table-cell>
          <table:table-cell office:value-type="float" office:value="0.506535947712418" calcext:value-type="float">
            <text:p>0.5065359477</text:p>
          </table:table-cell>
          <table:table-cell table:number-columns-repeated="2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19607843137255" calcext:value-type="float">
            <text:p>0.5196078431</text:p>
          </table:table-cell>
          <table:table-cell table:number-columns-repeated="4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08714596949891" calcext:value-type="float">
            <text:p>0.5087145969</text:p>
          </table:table-cell>
          <table:table-cell table:number-columns-repeated="4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17429193899782" calcext:value-type="float">
            <text:p>0.5174291939</text:p>
          </table:table-cell>
          <table:table-cell table:number-columns-repeated="4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5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5239651416122" calcext:value-type="float">
            <text:p>0.5239651416</text:p>
          </table:table-cell>
          <table:table-cell table:number-columns-repeated="4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13071895424837" calcext:value-type="float">
            <text:p>0.5130718954</text:p>
          </table:table-cell>
          <table:table-cell table:number-columns-repeated="4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2723311546841" calcext:value-type="float">
            <text:p>0.5272331155</text:p>
          </table:table-cell>
          <table:table-cell office:value-type="float" office:value="0.516339869281046" calcext:value-type="float">
            <text:p>0.5163398693</text:p>
          </table:table-cell>
          <table:table-cell office:value-type="float" office:value="0.508714596949891" calcext:value-type="float">
            <text:p>0.5087145969</text:p>
          </table:table-cell>
          <table:table-cell table:number-columns-repeated="2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5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5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15250544662309" calcext:value-type="float">
            <text:p>0.5152505447</text:p>
          </table:table-cell>
          <table:table-cell table:number-columns-repeated="4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5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07625272331155" calcext:value-type="float">
            <text:p>0.5076252723</text:p>
          </table:table-cell>
          <table:table-cell table:number-columns-repeated="4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06535947712418" calcext:value-type="float">
            <text:p>0.5065359477</text:p>
          </table:table-cell>
          <table:table-cell table:number-columns-repeated="4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10893246187364" calcext:value-type="float">
            <text:p>0.5108932462</text:p>
          </table:table-cell>
          <table:table-cell table:number-columns-repeated="4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5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35947712418301" calcext:value-type="float">
            <text:p>0.5359477124</text:p>
          </table:table-cell>
          <table:table-cell table:number-columns-repeated="4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0.5119825708061" calcext:value-type="float">
            <text:p>0.5119825708</text:p>
          </table:table-cell>
          <table:table-cell table:number-columns-repeated="3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21786492374728" calcext:value-type="float">
            <text:p>0.5217864924</text:p>
          </table:table-cell>
          <table:table-cell office:value-type="float" office:value="0.513071895424837" calcext:value-type="float">
            <text:p>0.5130718954</text:p>
          </table:table-cell>
          <table:table-cell table:number-columns-repeated="3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506535947712418" calcext:value-type="float">
            <text:p>0.5065359477</text:p>
          </table:table-cell>
          <table:table-cell table:number-columns-repeated="4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5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510893246187364" calcext:value-type="float">
            <text:p>0.5108932462</text:p>
          </table:table-cell>
          <table:table-cell table:number-columns-repeated="4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20697167755991" calcext:value-type="float">
            <text:p>0.5206971678</text:p>
          </table:table-cell>
          <table:table-cell office:value-type="float" office:value="0.514161220043573" calcext:value-type="float">
            <text:p>0.51416122</text:p>
          </table:table-cell>
          <table:table-cell office:value-type="float" office:value="0.510893246187364" calcext:value-type="float">
            <text:p>0.5108932462</text:p>
          </table:table-cell>
          <table:table-cell table:number-columns-repeated="2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533769063180828" calcext:value-type="float">
            <text:p>0.5337690632</text:p>
          </table:table-cell>
          <table:table-cell office:value-type="float" office:value="0.529411764705882" calcext:value-type="float">
            <text:p>0.5294117647</text:p>
          </table:table-cell>
          <table:table-cell table:number-columns-repeated="3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520697167755991" calcext:value-type="float">
            <text:p>0.5206971678</text:p>
          </table:table-cell>
          <table:table-cell office:value-type="float" office:value="0.518518518518518" calcext:value-type="float">
            <text:p>0.5185185185</text:p>
          </table:table-cell>
          <table:table-cell table:number-columns-repeated="2" office:value-type="float" office:value="0.510893246187364" calcext:value-type="float">
            <text:p>0.5108932462</text:p>
          </table:table-cell>
          <table:table-cell office:value-type="float" office:value="0.509803921568627" calcext:value-type="float">
            <text:p>0.509803921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510893246187364" calcext:value-type="float">
            <text:p>0.5108932462</text:p>
          </table:table-cell>
          <table:table-cell table:number-columns-repeated="4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525054466230937" calcext:value-type="float">
            <text:p>0.5250544662</text:p>
          </table:table-cell>
          <table:table-cell office:value-type="float" office:value="0.507625272331155" calcext:value-type="float">
            <text:p>0.5076252723</text:p>
          </table:table-cell>
          <table:table-cell table:number-columns-repeated="3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5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517429193899782" calcext:value-type="float">
            <text:p>0.5174291939</text:p>
          </table:table-cell>
          <table:table-cell office:value-type="float" office:value="0.516339869281046" calcext:value-type="float">
            <text:p>0.5163398693</text:p>
          </table:table-cell>
          <table:table-cell office:value-type="float" office:value="0.510893246187364" calcext:value-type="float">
            <text:p>0.5108932462</text:p>
          </table:table-cell>
          <table:table-cell office:value-type="float" office:value="0.509803921568627" calcext:value-type="float">
            <text:p>0.5098039216</text:p>
          </table:table-cell>
          <table:table-cell office:value-type="float" office:value="0.508714596949891" calcext:value-type="float">
            <text:p>0.508714596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517429193899782" calcext:value-type="float">
            <text:p>0.5174291939</text:p>
          </table:table-cell>
          <table:table-cell table:number-columns-repeated="4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531590413943355" calcext:value-type="float">
            <text:p>0.5315904139</text:p>
          </table:table-cell>
          <table:table-cell office:value-type="float" office:value="0.519607843137255" calcext:value-type="float">
            <text:p>0.5196078431</text:p>
          </table:table-cell>
          <table:table-cell table:number-columns-repeated="3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5119825708061" calcext:value-type="float">
            <text:p>0.5119825708</text:p>
          </table:table-cell>
          <table:table-cell table:number-columns-repeated="4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5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516339869281046" calcext:value-type="float">
            <text:p>0.5163398693</text:p>
          </table:table-cell>
          <table:table-cell table:number-columns-repeated="4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510893246187364" calcext:value-type="float">
            <text:p>0.5108932462</text:p>
          </table:table-cell>
          <table:table-cell office:value-type="float" office:value="0.509803921568627" calcext:value-type="float">
            <text:p>0.5098039216</text:p>
          </table:table-cell>
          <table:table-cell office:value-type="float" office:value="0.506535947712418" calcext:value-type="float">
            <text:p>0.5065359477</text:p>
          </table:table-cell>
          <table:table-cell table:number-columns-repeated="2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5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509803921568627" calcext:value-type="float">
            <text:p>0.5098039216</text:p>
          </table:table-cell>
          <table:table-cell office:value-type="float" office:value="0.507625272331155" calcext:value-type="float">
            <text:p>0.5076252723</text:p>
          </table:table-cell>
          <table:table-cell table:number-columns-repeated="3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540305010893246" calcext:value-type="float">
            <text:p>0.5403050109</text:p>
          </table:table-cell>
          <table:table-cell office:value-type="float" office:value="0.533769063180828" calcext:value-type="float">
            <text:p>0.5337690632</text:p>
          </table:table-cell>
          <table:table-cell office:value-type="float" office:value="0.525054466230937" calcext:value-type="float">
            <text:p>0.5250544662</text:p>
          </table:table-cell>
          <table:table-cell office:value-type="float" office:value="0.522875816993464" calcext:value-type="float">
            <text:p>0.522875817</text:p>
          </table:table-cell>
          <table:table-cell office:value-type="float" office:value="0.515250544662309" calcext:value-type="float">
            <text:p>0.515250544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520697167755991" calcext:value-type="float">
            <text:p>0.5206971678</text:p>
          </table:table-cell>
          <table:table-cell office:value-type="float" office:value="0.516339869281046" calcext:value-type="float">
            <text:p>0.5163398693</text:p>
          </table:table-cell>
          <table:table-cell table:number-columns-repeated="3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53921568627451" calcext:value-type="float">
            <text:p>0.5392156863</text:p>
          </table:table-cell>
          <table:table-cell office:value-type="float" office:value="0.510893246187364" calcext:value-type="float">
            <text:p>0.5108932462</text:p>
          </table:table-cell>
          <table:table-cell office:value-type="float" office:value="0.506535947712418" calcext:value-type="float">
            <text:p>0.5065359477</text:p>
          </table:table-cell>
          <table:table-cell table:number-columns-repeated="2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5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506535947712418" calcext:value-type="float">
            <text:p>0.5065359477</text:p>
          </table:table-cell>
          <table:table-cell table:number-columns-repeated="4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52723311546841" calcext:value-type="float">
            <text:p>0.5272331155</text:p>
          </table:table-cell>
          <table:table-cell office:value-type="float" office:value="0.508714596949891" calcext:value-type="float">
            <text:p>0.5087145969</text:p>
          </table:table-cell>
          <table:table-cell office:value-type="float" office:value="0.507625272331155" calcext:value-type="float">
            <text:p>0.5076252723</text:p>
          </table:table-cell>
          <table:table-cell table:number-columns-repeated="2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519607843137255" calcext:value-type="float">
            <text:p>0.5196078431</text:p>
          </table:table-cell>
          <table:table-cell table:number-columns-repeated="2" office:value-type="float" office:value="0.514161220043573" calcext:value-type="float">
            <text:p>0.51416122</text:p>
          </table:table-cell>
          <table:table-cell table:number-columns-repeated="2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533769063180828" calcext:value-type="float">
            <text:p>0.5337690632</text:p>
          </table:table-cell>
          <table:table-cell office:value-type="float" office:value="0.509803921568627" calcext:value-type="float">
            <text:p>0.5098039216</text:p>
          </table:table-cell>
          <table:table-cell table:number-columns-repeated="3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510893246187364" calcext:value-type="float">
            <text:p>0.5108932462</text:p>
          </table:table-cell>
          <table:table-cell table:number-columns-repeated="4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5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517429193899782" calcext:value-type="float">
            <text:p>0.5174291939</text:p>
          </table:table-cell>
          <table:table-cell table:number-columns-repeated="4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516339869281046" calcext:value-type="float">
            <text:p>0.5163398693</text:p>
          </table:table-cell>
          <table:table-cell table:number-columns-repeated="4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514161220043573" calcext:value-type="float">
            <text:p>0.51416122</text:p>
          </table:table-cell>
          <table:table-cell table:number-columns-repeated="4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5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509803921568627" calcext:value-type="float">
            <text:p>0.5098039216</text:p>
          </table:table-cell>
          <table:table-cell table:number-columns-repeated="4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5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5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525054466230937" calcext:value-type="float">
            <text:p>0.5250544662</text:p>
          </table:table-cell>
          <table:table-cell table:number-columns-repeated="4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510893246187364" calcext:value-type="float">
            <text:p>0.5108932462</text:p>
          </table:table-cell>
          <table:table-cell table:number-columns-repeated="4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515250544662309" calcext:value-type="float">
            <text:p>0.5152505447</text:p>
          </table:table-cell>
          <table:table-cell table:number-columns-repeated="4" office:value-type="float" office:value="0.505446623093682" calcext:value-type="float">
            <text:p>0.505446623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518518518518518" calcext:value-type="float">
            <text:p>0.5185185185</text:p>
          </table:table-cell>
          <table:table-cell table:number-columns-repeated="4" office:value-type="float" office:value="0.505446623093682" calcext:value-type="float">
            <text:p>0.50544662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0">00/00/0000</text:date>, <text:time style:data-style-name="N2" text:time-value="16:24:31.9053020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0T16:26:57.469003063</dc:date>
    <meta:editing-duration>PT2M41S</meta:editing-duration>
    <meta:editing-cycles>2</meta:editing-cycles>
    <meta:generator>LibreOffice/5.1.6.2$Linux_X86_64 LibreOffice_project/10m0$Build-2</meta:generator>
    <meta:document-statistic meta:table-count="1" meta:cell-count="60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5" chart:maximum="0.6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2cm" svg:y="3.192cm" style:legend-expansion="high" chart:style-name="ch2"/>
        <chart:plot-area chart:style-name="ch3" table:cell-range-address="results.A2:results.F101 results.B1:results.F1" chart:data-source-has-labels="row" svg:x="0.32cm" svg:y="0.18cm" svg:width="12.08cm" svg:height="8.64cm">
          <chartooo:coordinate-region svg:x="1.275cm" svg:y="0.382cm" svg:width="10.821cm" svg:height="7.78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sults.B2:results.B101" chart:label-cell-address="results.B1:results.B1" chart:class="chart:scatter">
            <chart:domain table:cell-range-address="results.A2:results.A101"/>
            <chart:data-point chart:repeated="100"/>
          </chart:series>
          <chart:series chart:style-name="ch8" chart:values-cell-range-address="results.C2:results.C101" chart:label-cell-address="results.C1:results.C1" chart:class="chart:scatter">
            <chart:data-point chart:repeated="100"/>
          </chart:series>
          <chart:series chart:style-name="ch9" chart:values-cell-range-address="results.D2:results.D101" chart:label-cell-address="results.D1:results.D1" chart:class="chart:scatter">
            <chart:data-point chart:repeated="100"/>
          </chart:series>
          <chart:series chart:style-name="ch10" chart:values-cell-range-address="results.E2:results.E101" chart:label-cell-address="results.E1:results.E1" chart:class="chart:scatter">
            <chart:data-point chart:repeated="100"/>
          </chart:series>
          <chart:series chart:style-name="ch11" chart:values-cell-range-address="results.F2:results.F101" chart:label-cell-address="results.F1:results.F1" chart:class="chart:scatter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est</text:p>
                <draw:g>
                  <svg:desc>results.B1:results.B1</svg:desc>
                </draw:g>
              </table:table-cell>
              <table:table-cell office:value-type="string">
                <text:p>second best</text:p>
                <draw:g>
                  <svg:desc>results.C1:results.C1</svg:desc>
                </draw:g>
              </table:table-cell>
              <table:table-cell office:value-type="string">
                <text:p>third best</text:p>
                <draw:g>
                  <svg:desc>results.D1:results.D1</svg:desc>
                </draw:g>
              </table:table-cell>
              <table:table-cell office:value-type="string">
                <text:p>fourth best</text:p>
                <draw:g>
                  <svg:desc>results.E1:results.E1</svg:desc>
                </draw:g>
              </table:table-cell>
              <table:table-cell office:value-type="string">
                <text:p>fifth best</text:p>
                <draw:g>
                  <svg:desc>results.F1:results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.A2:results.A101</svg:desc>
                </draw:g>
              </table:table-cell>
              <table:table-cell office:value-type="float" office:value="0.522875816993464">
                <text:p>0.522875816993464</text:p>
                <draw:g>
                  <svg:desc>results.B2:results.B101</svg:desc>
                </draw:g>
              </table:table-cell>
              <table:table-cell office:value-type="float" office:value="0.505446623093682">
                <text:p>0.505446623093682</text:p>
                <draw:g>
                  <svg:desc>results.C2:results.C101</svg:desc>
                </draw:g>
              </table:table-cell>
              <table:table-cell office:value-type="float" office:value="0.505446623093682">
                <text:p>0.505446623093682</text:p>
                <draw:g>
                  <svg:desc>results.D2:results.D101</svg:desc>
                </draw:g>
              </table:table-cell>
              <table:table-cell office:value-type="float" office:value="0.505446623093682">
                <text:p>0.505446623093682</text:p>
                <draw:g>
                  <svg:desc>results.E2:results.E101</svg:desc>
                </draw:g>
              </table:table-cell>
              <table:table-cell office:value-type="float" office:value="0.505446623093682">
                <text:p>0.505446623093682</text:p>
                <draw:g>
                  <svg:desc>results.F2:results.F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513071895424837">
                <text:p>0.513071895424837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6535947712418">
                <text:p>0.506535947712418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508714596949891">
                <text:p>0.508714596949891</text:p>
              </table:table-cell>
              <table:table-cell office:value-type="float" office:value="0.506535947712418">
                <text:p>0.506535947712418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520697167755991">
                <text:p>0.520697167755991</text:p>
              </table:table-cell>
              <table:table-cell office:value-type="float" office:value="0.519607843137255">
                <text:p>0.519607843137255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514161220043573">
                <text:p>0.514161220043573</text:p>
              </table:table-cell>
              <table:table-cell office:value-type="float" office:value="0.509803921568627">
                <text:p>0.509803921568627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517429193899782">
                <text:p>0.5174291938997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528322440087146">
                <text:p>0.528322440087146</text:p>
              </table:table-cell>
              <table:table-cell office:value-type="float" office:value="0.514161220043573">
                <text:p>0.514161220043573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528322440087146">
                <text:p>0.528322440087146</text:p>
              </table:table-cell>
              <table:table-cell office:value-type="float" office:value="0.5119825708061">
                <text:p>0.5119825708061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516339869281046">
                <text:p>0.516339869281046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508714596949891">
                <text:p>0.508714596949891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518518518518518">
                <text:p>0.518518518518518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510893246187364">
                <text:p>0.510893246187364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515250544662309">
                <text:p>0.515250544662309</text:p>
              </table:table-cell>
              <table:table-cell office:value-type="float" office:value="0.5119825708061">
                <text:p>0.5119825708061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515250544662309">
                <text:p>0.515250544662309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516339869281046">
                <text:p>0.516339869281046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506535947712418">
                <text:p>0.506535947712418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528322440087146">
                <text:p>0.528322440087146</text:p>
              </table:table-cell>
              <table:table-cell office:value-type="float" office:value="0.525054466230937">
                <text:p>0.525054466230937</text:p>
              </table:table-cell>
              <table:table-cell office:value-type="float" office:value="0.509803921568627">
                <text:p>0.509803921568627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532679738562092">
                <text:p>0.532679738562092</text:p>
              </table:table-cell>
              <table:table-cell office:value-type="float" office:value="0.521786492374728">
                <text:p>0.521786492374728</text:p>
              </table:table-cell>
              <table:table-cell office:value-type="float" office:value="0.519607843137255">
                <text:p>0.519607843137255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508714596949891">
                <text:p>0.508714596949891</text:p>
              </table:table-cell>
              <table:table-cell office:value-type="float" office:value="0.506535947712418">
                <text:p>0.506535947712418</text:p>
              </table:table-cell>
              <table:table-cell office:value-type="float" office:value="0.506535947712418">
                <text:p>0.506535947712418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518518518518518">
                <text:p>0.518518518518518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509803921568627">
                <text:p>0.509803921568627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510893246187364">
                <text:p>0.510893246187364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516339869281046">
                <text:p>0.516339869281046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509803921568627">
                <text:p>0.509803921568627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5239651416122">
                <text:p>0.5239651416122</text:p>
              </table:table-cell>
              <table:table-cell office:value-type="float" office:value="0.509803921568627">
                <text:p>0.509803921568627</text:p>
              </table:table-cell>
              <table:table-cell office:value-type="float" office:value="0.506535947712418">
                <text:p>0.506535947712418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519607843137255">
                <text:p>0.519607843137255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508714596949891">
                <text:p>0.508714596949891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517429193899782">
                <text:p>0.5174291938997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5239651416122">
                <text:p>0.523965141612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513071895424837">
                <text:p>0.513071895424837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52723311546841">
                <text:p>0.52723311546841</text:p>
              </table:table-cell>
              <table:table-cell office:value-type="float" office:value="0.516339869281046">
                <text:p>0.516339869281046</text:p>
              </table:table-cell>
              <table:table-cell office:value-type="float" office:value="0.508714596949891">
                <text:p>0.508714596949891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515250544662309">
                <text:p>0.515250544662309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506535947712418">
                <text:p>0.506535947712418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510893246187364">
                <text:p>0.510893246187364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535947712418301">
                <text:p>0.535947712418301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5119825708061">
                <text:p>0.5119825708061</text:p>
              </table:table-cell>
              <table:table-cell office:value-type="float" office:value="0.5119825708061">
                <text:p>0.5119825708061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521786492374728">
                <text:p>0.521786492374728</text:p>
              </table:table-cell>
              <table:table-cell office:value-type="float" office:value="0.513071895424837">
                <text:p>0.513071895424837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506535947712418">
                <text:p>0.506535947712418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510893246187364">
                <text:p>0.510893246187364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520697167755991">
                <text:p>0.520697167755991</text:p>
              </table:table-cell>
              <table:table-cell office:value-type="float" office:value="0.514161220043573">
                <text:p>0.514161220043573</text:p>
              </table:table-cell>
              <table:table-cell office:value-type="float" office:value="0.510893246187364">
                <text:p>0.510893246187364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533769063180828">
                <text:p>0.533769063180828</text:p>
              </table:table-cell>
              <table:table-cell office:value-type="float" office:value="0.529411764705882">
                <text:p>0.5294117647058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520697167755991">
                <text:p>0.520697167755991</text:p>
              </table:table-cell>
              <table:table-cell office:value-type="float" office:value="0.518518518518518">
                <text:p>0.518518518518518</text:p>
              </table:table-cell>
              <table:table-cell office:value-type="float" office:value="0.510893246187364">
                <text:p>0.510893246187364</text:p>
              </table:table-cell>
              <table:table-cell office:value-type="float" office:value="0.510893246187364">
                <text:p>0.510893246187364</text:p>
              </table:table-cell>
              <table:table-cell office:value-type="float" office:value="0.509803921568627">
                <text:p>0.5098039215686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510893246187364">
                <text:p>0.510893246187364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525054466230937">
                <text:p>0.525054466230937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517429193899782">
                <text:p>0.517429193899782</text:p>
              </table:table-cell>
              <table:table-cell office:value-type="float" office:value="0.516339869281046">
                <text:p>0.516339869281046</text:p>
              </table:table-cell>
              <table:table-cell office:value-type="float" office:value="0.510893246187364">
                <text:p>0.510893246187364</text:p>
              </table:table-cell>
              <table:table-cell office:value-type="float" office:value="0.509803921568627">
                <text:p>0.509803921568627</text:p>
              </table:table-cell>
              <table:table-cell office:value-type="float" office:value="0.508714596949891">
                <text:p>0.5087145969498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517429193899782">
                <text:p>0.5174291938997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531590413943355">
                <text:p>0.531590413943355</text:p>
              </table:table-cell>
              <table:table-cell office:value-type="float" office:value="0.519607843137255">
                <text:p>0.519607843137255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5119825708061">
                <text:p>0.5119825708061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516339869281046">
                <text:p>0.516339869281046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510893246187364">
                <text:p>0.510893246187364</text:p>
              </table:table-cell>
              <table:table-cell office:value-type="float" office:value="0.509803921568627">
                <text:p>0.509803921568627</text:p>
              </table:table-cell>
              <table:table-cell office:value-type="float" office:value="0.506535947712418">
                <text:p>0.506535947712418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509803921568627">
                <text:p>0.509803921568627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540305010893246">
                <text:p>0.540305010893246</text:p>
              </table:table-cell>
              <table:table-cell office:value-type="float" office:value="0.533769063180828">
                <text:p>0.533769063180828</text:p>
              </table:table-cell>
              <table:table-cell office:value-type="float" office:value="0.525054466230937">
                <text:p>0.525054466230937</text:p>
              </table:table-cell>
              <table:table-cell office:value-type="float" office:value="0.522875816993464">
                <text:p>0.522875816993464</text:p>
              </table:table-cell>
              <table:table-cell office:value-type="float" office:value="0.515250544662309">
                <text:p>0.5152505446623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520697167755991">
                <text:p>0.520697167755991</text:p>
              </table:table-cell>
              <table:table-cell office:value-type="float" office:value="0.516339869281046">
                <text:p>0.516339869281046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53921568627451">
                <text:p>0.53921568627451</text:p>
              </table:table-cell>
              <table:table-cell office:value-type="float" office:value="0.510893246187364">
                <text:p>0.510893246187364</text:p>
              </table:table-cell>
              <table:table-cell office:value-type="float" office:value="0.506535947712418">
                <text:p>0.506535947712418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506535947712418">
                <text:p>0.506535947712418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52723311546841">
                <text:p>0.52723311546841</text:p>
              </table:table-cell>
              <table:table-cell office:value-type="float" office:value="0.508714596949891">
                <text:p>0.508714596949891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519607843137255">
                <text:p>0.519607843137255</text:p>
              </table:table-cell>
              <table:table-cell office:value-type="float" office:value="0.514161220043573">
                <text:p>0.514161220043573</text:p>
              </table:table-cell>
              <table:table-cell office:value-type="float" office:value="0.514161220043573">
                <text:p>0.514161220043573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533769063180828">
                <text:p>0.533769063180828</text:p>
              </table:table-cell>
              <table:table-cell office:value-type="float" office:value="0.509803921568627">
                <text:p>0.509803921568627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510893246187364">
                <text:p>0.510893246187364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517429193899782">
                <text:p>0.5174291938997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516339869281046">
                <text:p>0.516339869281046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514161220043573">
                <text:p>0.514161220043573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509803921568627">
                <text:p>0.509803921568627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525054466230937">
                <text:p>0.525054466230937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510893246187364">
                <text:p>0.510893246187364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515250544662309">
                <text:p>0.515250544662309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518518518518518">
                <text:p>0.518518518518518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  <table:table-cell office:value-type="float" office:value="0.505446623093682">
                <text:p>0.5054466230936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